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2.3cm"/>
    </style:style>
    <style:style style:name="gr2" style:family="graphic" style:parent-style-name="standard">
      <style:graphic-properties draw:stroke="solid" svg:stroke-color="#000000" draw:fill="none" draw:fill-color="#ffffff" fo:min-height="0.802cm"/>
    </style:style>
    <style:style style:name="gr3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2.803cm"/>
    </style:style>
    <style:style style:name="gr4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4.5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5.855cm"/>
    </style:style>
    <style:style style:name="gr7" style:family="graphic" style:parent-style-name="standard">
      <style:graphic-properties draw:stroke="solid" svg:stroke-color="#000000" draw:fill="none" draw:fill-color="#ffffff" fo:min-height="0.94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3.155cm"/>
    </style:style>
    <style:style style:name="gr10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5.1cm"/>
    </style:style>
    <style:style style:name="gr11" style:family="graphic" style:parent-style-name="standard">
      <style:graphic-properties draw:stroke="solid" svg:stroke-color="#000000" draw:fill="none" draw:fill-color="#ffffff" fo:min-height="1.411cm"/>
    </style:style>
    <style:style style:name="gr12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3.655cm"/>
    </style:style>
    <style:style style:name="gr13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4.3cm"/>
    </style:style>
    <style:style style:name="gr14" style:family="graphic" style:parent-style-name="standard">
      <style:graphic-properties draw:fill="solid" draw:fill-color="#fffc93" draw:textarea-horizontal-align="justify" draw:textarea-vertical-align="middle" draw:auto-grow-height="false" fo:min-height="2.52cm" fo:min-width="3.4cm"/>
    </style:style>
    <style:style style:name="gr15" style:family="graphic" style:parent-style-name="standard">
      <style:graphic-properties draw:stroke="solid" svg:stroke-color="#000000" draw:fill="none" draw:fill-color="#ffffff" fo:min-height="0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solid" draw:fill-color="#fffc93"/>
      <style:paragraph-properties fo:text-align="center"/>
    </style:style>
    <style:style style:name="P2" style:family="paragraph">
      <style:text-properties fo:font-size="26.2000007629395pt"/>
    </style:style>
    <style:style style:name="P3" style:family="paragraph">
      <loext:graphic-properties draw:fill="none" draw:fill-color="#ffffff"/>
      <style:text-properties fo:font-size="26.200000762939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text-properties fo:font-size="18pt" style:text-underline-style="none" style:font-size-asian="18pt" style:font-size-complex="18pt"/>
    </style:style>
    <style:style style:name="P7" style:family="paragraph">
      <loext:graphic-properties draw:fill="none" draw:fill-color="#ffffff"/>
      <style:text-properties fo:font-size="18pt" style:text-underline-style="none" style:font-size-asian="18pt" style:font-size-complex="18pt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style:text-properties fo:font-size="10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2.8cm" svg:height="2.77cm" svg:x="2.8cm" svg:y="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2.8cm" svg:height="1.052cm" svg:x="2.8cm" svg:y="7.067cm">
            <draw:text-box>
              <text:p text:style-name="P2"><text:span text:style-name="T1">SujectGoF</text:span></text:p>
            </draw:text-box>
          </draw:frame>
        </draw:g>
        <draw:g>
          <draw:custom-shape draw:style-name="gr3" draw:text-style-name="P1" draw:layer="layout" svg:width="3.303cm" svg:height="2.77cm" svg:x="9.1cm" svg:y="4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303cm" svg:height="1.052cm" svg:x="9.1cm" svg:y="4.467cm">
            <draw:text-box>
              <text:p text:style-name="P2"><text:span text:style-name="T1">ObserverGoF</text:span></text:p>
            </draw:text-box>
          </draw:frame>
        </draw:g>
        <draw:g>
          <draw:custom-shape draw:style-name="gr4" draw:text-style-name="P1" draw:layer="layout" svg:width="5.055cm" svg:height="2.77cm" svg:x="18.6cm" svg:y="3.9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055cm" svg:height="1.052cm" svg:x="18.6cm" svg:y="3.997cm">
            <draw:text-box>
              <text:p text:style-name="P2"><text:span text:style-name="T1">CQWtApp</text:span></text:p>
            </draw:text-box>
          </draw:frame>
        </draw:g>
        <draw:g>
          <draw:custom-shape draw:style-name="gr4" draw:text-style-name="P1" draw:layer="layout" svg:width="5.055cm" svg:height="2.77cm" svg:x="30.145cm" svg:y="4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055cm" svg:height="1.052cm" svg:x="30.145cm" svg:y="4.867cm">
            <draw:text-box>
              <text:p text:style-name="P2"><text:span text:style-name="T1">WApp</text:span></text:p>
            </draw:text-box>
          </draw:frame>
        </draw:g>
        <draw:g>
          <draw:custom-shape draw:style-name="gr4" draw:text-style-name="P1" draw:layer="layout" svg:width="5.055cm" svg:height="2.77cm" svg:x="30.345cm" svg:y="9.5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055cm" svg:height="1.191cm" svg:x="30.345cm" svg:y="9.597cm">
            <draw:text-box>
              <text:p text:style-name="P2"><text:span text:style-name="T1">CQWtAppView</text:span></text:p>
              <text:p text:style-name="P2"><text:span text:style-name="T1"/></text:p>
            </draw:text-box>
          </draw:frame>
        </draw:g>
        <draw:line draw:style-name="gr5" draw:text-style-name="P4" draw:layer="layout" svg:x1="18.6cm" svg:y1="5.5cm" svg:x2="12.4cm" svg:y2="5.1cm">
          <text:p/>
        </draw:line>
        <draw:line draw:style-name="gr5" draw:text-style-name="P4" draw:layer="layout" svg:x1="23.7cm" svg:y1="5.7cm" svg:x2="30.2cm" svg:y2="6.3cm">
          <text:p/>
        </draw:line>
        <draw:line draw:style-name="gr5" draw:text-style-name="P4" draw:layer="layout" svg:x1="23.8cm" svg:y1="6.1cm" svg:x2="30.3cm" svg:y2="10.7cm">
          <text:p/>
        </draw:line>
        <draw:g>
          <draw:custom-shape draw:style-name="gr4" draw:text-style-name="P1" draw:layer="layout" svg:width="5.055cm" svg:height="2.77cm" svg:x="19.745cm" svg:y="8.9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055cm" svg:height="1.191cm" svg:x="19.745cm" svg:y="8.997cm">
            <draw:text-box>
              <text:p text:style-name="P2"><text:span text:style-name="T1">ResultSet2Controller</text:span></text:p>
              <text:p text:style-name="P2"><text:span text:style-name="T1"/></text:p>
            </draw:text-box>
          </draw:frame>
        </draw:g>
        <draw:line draw:style-name="gr5" draw:text-style-name="P4" draw:layer="layout" svg:x1="21.2cm" svg:y1="6.7cm" svg:x2="21.8cm" svg:y2="8.9cm">
          <text:p/>
        </draw:line>
        <draw:line draw:style-name="gr5" draw:text-style-name="P4" draw:layer="layout" svg:x1="5.6cm" svg:y1="7.6cm" svg:x2="9.1cm" svg:y2="5.9cm">
          <text:p/>
        </draw:line>
        <draw:g>
          <draw:custom-shape draw:style-name="gr4" draw:text-style-name="P1" draw:layer="layout" svg:width="5.055cm" svg:height="2.77cm" svg:x="9.045cm" svg:y="8.6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.055cm" svg:height="1.191cm" svg:x="9.045cm" svg:y="8.697cm">
            <draw:text-box>
              <text:p text:style-name="P2"><text:span text:style-name="T1">WorkspaceController</text:span></text:p>
              <text:p text:style-name="P2"><text:span text:style-name="T1"/></text:p>
            </draw:text-box>
          </draw:frame>
        </draw:g>
        <draw:line draw:style-name="gr5" draw:text-style-name="P4" draw:layer="layout" svg:x1="9cm" svg:y1="9.4cm" svg:x2="5.6cm" svg:y2="8.9cm">
          <text:p/>
        </draw:line>
        <draw:g>
          <draw:custom-shape draw:style-name="gr6" draw:text-style-name="P1" draw:layer="layout" svg:width="6.355cm" svg:height="2.77cm" svg:x="6.045cm" svg:y="20.5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6.355cm" svg:height="1.191cm" svg:x="6.045cm" svg:y="20.567cm">
            <draw:text-box>
              <text:p text:style-name="P2"><text:span text:style-name="T1">WorkSpaceModel</text:span></text:p>
              <text:p text:style-name="P2"><text:span text:style-name="T1"/></text:p>
            </draw:text-box>
          </draw:frame>
        </draw:g>
        <draw:g>
          <draw:custom-shape draw:style-name="gr1" draw:text-style-name="P1" draw:layer="layout" svg:width="2.8cm" svg:height="2.77cm" svg:x="3.2cm" svg:y="11.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2.8cm" svg:height="1.191cm" svg:x="3.2cm" svg:y="11.167cm">
            <draw:text-box>
              <text:p text:style-name="P2"><text:span text:style-name="T1">CQJSON</text:span></text:p>
              <text:p text:style-name="P2"><text:span text:style-name="T1"/></text:p>
            </draw:text-box>
          </draw:frame>
        </draw:g>
        <draw:line draw:style-name="gr8" draw:text-style-name="P4" draw:layer="layout" svg:x1="3.2cm" svg:y1="12.1cm" svg:x2="1.4cm" svg:y2="11.1cm">
          <text:p/>
        </draw:line>
        <draw:line draw:style-name="gr8" draw:text-style-name="P4" draw:layer="layout" svg:x1="1.4cm" svg:y1="11.1cm" svg:x2="1.4cm" svg:y2="12.7cm">
          <text:p/>
        </draw:line>
        <draw:line draw:style-name="gr5" draw:text-style-name="P4" draw:layer="layout" svg:x1="1.4cm" svg:y1="12.7cm" svg:x2="3.3cm" svg:y2="12.5cm">
          <text:p/>
        </draw:line>
        <draw:line draw:style-name="gr5" draw:text-style-name="P4" draw:layer="layout" svg:x1="12.1cm" svg:y1="11.4cm" svg:x2="10.7cm" svg:y2="20.5cm">
          <text:p/>
        </draw:line>
        <draw:line draw:style-name="gr5" draw:text-style-name="P4" draw:layer="layout" svg:x1="6.3cm" svg:y1="20.6cm" svg:x2="4.5cm" svg:y2="13.9cm">
          <text:p/>
        </draw:line>
        <draw:g>
          <draw:custom-shape draw:style-name="gr9" draw:text-style-name="P1" draw:layer="layout" svg:width="3.655cm" svg:height="2.77cm" svg:x="7.045cm" svg:y="12.4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655cm" svg:height="1.191cm" svg:x="7.045cm" svg:y="12.467cm">
            <draw:text-box>
              <text:p text:style-name="P2"><text:span text:style-name="T1">WorkspaceView</text:span></text:p>
              <text:p text:style-name="P2"><text:span text:style-name="T1"/></text:p>
            </draw:text-box>
          </draw:frame>
        </draw:g>
        <draw:line draw:style-name="gr5" draw:text-style-name="P4" draw:layer="layout" svg:x1="9.6cm" svg:y1="11.4cm" svg:x2="9.4cm" svg:y2="12.4cm">
          <text:p/>
        </draw:line>
        <draw:g>
          <draw:custom-shape draw:style-name="gr9" draw:text-style-name="P1" draw:layer="layout" svg:width="3.655cm" svg:height="2.77cm" svg:x="6.645cm" svg:y="16.13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3" draw:layer="layout" svg:width="3.655cm" svg:height="1.191cm" svg:x="6.645cm" svg:y="16.197cm">
            <draw:text-box>
              <text:p text:style-name="P2"><text:span text:style-name="T1">WTreeView</text:span></text:p>
            </draw:text-box>
          </draw:frame>
        </draw:g>
        <draw:line draw:style-name="gr5" draw:text-style-name="P4" draw:layer="layout" svg:x1="8.5cm" svg:y1="15.2cm" svg:x2="8.6cm" svg:y2="16.2cm">
          <text:p/>
        </draw:line>
        <draw:g>
          <draw:custom-shape draw:style-name="gr10" draw:text-style-name="P1" draw:layer="layout" svg:width="5.6cm" svg:height="2.77cm" svg:x="12.4cm" svg:y="13.6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5.6cm" svg:height="1.661cm" svg:x="12.4cm" svg:y="13.667cm">
            <draw:text-box>
              <text:p text:style-name="P2"><text:span text:style-name="T1">WStandardItemModel</text:span></text:p>
              <text:p text:style-name="P2"><text:span text:style-name="T1"/></text:p>
            </draw:text-box>
          </draw:frame>
        </draw:g>
        <draw:line draw:style-name="gr5" draw:text-style-name="P4" draw:layer="layout" svg:x1="11.9cm" svg:y1="20.6cm" svg:x2="14.1cm" svg:y2="16.3cm">
          <text:p/>
        </draw:line>
        <draw:g>
          <draw:custom-shape draw:style-name="gr12" draw:text-style-name="P1" draw:layer="layout" svg:width="4.155cm" svg:height="2.77cm" svg:x="16.5cm" svg:y="18.4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4.155cm" svg:height="1.661cm" svg:x="16.5cm" svg:y="18.497cm">
            <draw:text-box>
              <text:p text:style-name="P2"><text:span text:style-name="T1">ResultSet2Model</text:span></text:p>
              <text:p text:style-name="P2"><text:span text:style-name="T1"/></text:p>
            </draw:text-box>
          </draw:frame>
        </draw:g>
        <draw:line draw:style-name="gr5" draw:text-style-name="P4" draw:layer="layout" svg:x1="17.4cm" svg:y1="18.4cm" svg:x2="16.9cm" svg:y2="16.4cm">
          <text:p/>
        </draw:line>
        <draw:line draw:style-name="gr5" draw:text-style-name="P4" draw:layer="layout" svg:x1="20.9cm" svg:y1="11.7cm" svg:x2="19.3cm" svg:y2="18.5cm">
          <text:p/>
        </draw:line>
        <draw:g>
          <draw:custom-shape draw:style-name="gr12" draw:text-style-name="P1" draw:layer="layout" svg:width="4.155cm" svg:height="2.77cm" svg:x="21.7cm" svg:y="19.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4.155cm" svg:height="1.661cm" svg:x="21.7cm" svg:y="19.967cm">
            <draw:text-box>
              <text:p text:style-name="P2"><text:span text:style-name="T1">ResultSet2View</text:span></text:p>
            </draw:text-box>
          </draw:frame>
        </draw:g>
        <draw:line draw:style-name="gr5" draw:text-style-name="P4" draw:layer="layout" svg:x1="22.8cm" svg:y1="11.7cm" svg:x2="23.2cm" svg:y2="19.9cm">
          <text:p/>
        </draw:line>
        <draw:g>
          <draw:custom-shape draw:style-name="gr13" draw:text-style-name="P1" draw:layer="layout" svg:width="4.8cm" svg:height="2.77cm" svg:x="25.3cm" svg:y="13.9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4.8cm" svg:height="1.661cm" svg:x="25.3cm" svg:y="13.997cm">
            <draw:text-box>
              <text:p text:style-name="P2"><text:span text:style-name="T1">WContainerWidget</text:span></text:p>
            </draw:text-box>
          </draw:frame>
        </draw:g>
        <draw:line draw:style-name="gr5" draw:text-style-name="P4" draw:layer="layout" svg:x1="24.9cm" svg:y1="19.9cm" svg:x2="26.6cm" svg:y2="16.7cm">
          <text:p/>
        </draw:line>
        <draw:g>
          <draw:custom-shape draw:style-name="gr14" draw:text-style-name="P1" draw:layer="layout" svg:width="3.9cm" svg:height="2.77cm" svg:x="28.5cm" svg:y="17.9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" draw:layer="layout" svg:width="4.155cm" svg:height="0.721cm" svg:x="28.5cm" svg:y="17.967cm">
            <draw:text-box>
              <text:p text:style-name="P2"><text:span text:style-name="T1">WTableView</text:span></text:p>
            </draw:text-box>
          </draw:frame>
        </draw:g>
        <draw:line draw:style-name="gr5" draw:text-style-name="P4" draw:layer="layout" svg:x1="25.9cm" svg:y1="21.3cm" svg:x2="28.5cm" svg:y2="19.3cm">
          <text:p/>
        </draw:line>
        <draw:g>
          <draw:custom-shape draw:style-name="gr13" draw:text-style-name="P1" draw:layer="layout" svg:width="4.8cm" svg:height="2.77cm" svg:x="33.6cm" svg:y="21.53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3" draw:layer="layout" svg:width="4.8cm" svg:height="1.661cm" svg:x="33.6cm" svg:y="21.597cm">
            <draw:text-box>
              <text:p text:style-name="P2"><text:span text:style-name="T1">WItemView</text:span></text:p>
            </draw:text-box>
          </draw:frame>
        </draw:g>
        <draw:line draw:style-name="gr5" draw:text-style-name="P5" draw:layer="layout" svg:x1="31.6cm" svg:y1="20.6cm" svg:x2="33.6cm" svg:y2="22.4cm">
          <text:p/>
        </draw:line>
        <draw:frame draw:style-name="gr16" draw:text-style-name="P7" draw:layer="layout" svg:width="3.317cm" svg:height="0.954cm" svg:x="27.583cm" svg:y="8.246cm">
          <draw:text-box>
            <text:p text:style-name="P6">Main view</text:p>
          </draw:text-box>
        </draw:frame>
        <draw:frame draw:style-name="gr17" draw:text-style-name="P8" draw:layer="layout" svg:width="38.2cm" svg:height="2.36cm" svg:x="1.8cm" svg:y="25.1cm">
          <draw:text-box>
            <text:p>Nota 1: WitemView – WtableView – ResultSet2View siguen el patrón CHAIN OF RESPONSABILITIES</text:p>
            <text:p>Nota 2: WtableView y WitemView <text:s/>implementan los patrones Composite, Iterator (polimórfico) y Decorator</text:p>
            <text:p>Nota 3: En vez de usar Iterator, usar Visitor ???</text:p>
          </draw:text-box>
        </draw:frame>
        <draw:frame draw:style-name="gr16" draw:text-style-name="P10" draw:layer="layout" svg:width="2.928cm" svg:height="0.641cm" svg:x="28.7cm" svg:y="18.859cm">
          <draw:text-box>
            <text:p text:style-name="P9"><text:span text:style-name="T2">createIterator( 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1:18:51.539000000</meta:creation-date>
    <dc:date>2018-03-15T12:56:25.695000000</dc:date>
    <meta:editing-duration>PT58M34S</meta:editing-duration>
    <meta:editing-cycles>12</meta:editing-cycles>
    <meta:generator>LibreOffice/5.3.2.2$Windows_X86_64 LibreOffice_project/6cd4f1ef626f15116896b1d8e1398b56da0d0ee1</meta:generator>
    <meta:document-statistic meta:object-count="74"/>
  </office:meta>
</office:document-meta>
</file>